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2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6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style:writing-mode="lr-tb"/>
      <style:text-properties fo:language="en" fo:country="US"/>
    </style:style>
    <style:style style:name="P20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21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5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2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3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027ff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c0dc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c3e6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027ff"/>
    </style:style>
    <style:style style:name="T33" style:family="text">
      <style:text-properties officeooo:rsid="00227052"/>
    </style:style>
    <style:style style:name="T34" style:family="text">
      <style:text-properties officeooo:rsid="0018b7ec"/>
    </style:style>
    <style:style style:name="T35" style:family="text">
      <style:text-properties officeooo:rsid="002332e6"/>
    </style:style>
    <style:style style:name="T36" style:family="text">
      <style:text-properties officeooo:rsid="00244007"/>
    </style:style>
    <style:style style:name="T37" style:family="text">
      <style:text-properties officeooo:rsid="00257c2a"/>
    </style:style>
    <style:style style:name="T38" style:family="text">
      <style:text-properties officeooo:rsid="002924a0"/>
    </style:style>
    <style:style style:name="T39" style:family="text">
      <style:text-properties officeooo:rsid="003893d1"/>
    </style:style>
    <style:style style:name="T40" style:family="text">
      <style:text-properties officeooo:rsid="00398ca8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32" form:id="control32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33" form:id="control33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4" form:id="control34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5" form:id="control35" form:tab-index="19" form:current-value="mpaulo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36" form:id="control3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hecklist: Launching your Drupal Instance in the Cloud</text:p>
      <text:p text:style-name="P15"/>
      <text:p text:style-name="P16"><text:span text:style-name="T34">Your</text:span> Name:<text:tab/><draw:control text:anchor-type="as-char" svg:y="-0.439cm" draw:z-index="2" draw:style-name="gr1" draw:text-style-name="P32" svg:width="4.878cm" svg:height="0.703cm" draw:control="control3"/><text:tab/><text:span text:style-name="T34">Family</text:span> Name:<text:tab/><draw:control text:anchor-type="as-char" svg:y="-0.443cm" draw:z-index="3" draw:style-name="gr1" draw:text-style-name="P32" svg:width="4.878cm" svg:height="0.703cm" draw:control="control4"/></text:p>
      <text:p text:style-name="P20">Project <text:span text:style-name="T40">Name</text:span>:<text:tab/><draw:control text:anchor-type="as-char" svg:y="-0.443cm" draw:z-index="0" draw:style-name="gr1" draw:text-style-name="P32" svg:width="4.878cm" svg:height="0.703cm" draw:control="control1"/><text:tab/>Date:<text:tab/><text:tab/><draw:control text:anchor-type="as-char" svg:y="-0.443cm" draw:z-index="1" draw:style-name="gr1" draw:text-style-name="P32" svg:width="4.878cm" svg:height="0.703cm" draw:control="control2"/></text:p>
      <text:p text:style-name="P20"/>
      <text:p text:style-name="P1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Bring up the launch instance dialogue:</text:p>
          </table:table-cell>
        </table:table-row>
        <table:table-row>
          <table:table-cell table:style-name="Table1.A2" office:value-type="string">
            <text:p text:style-name="P3"><draw:control text:anchor-type="as-char" draw:z-index="8" draw:style-name="gr2" draw:text-style-name="P33" svg:width="0.466cm" svg:height="0.563cm" draw:control="control9"/></text:p>
          </table:table-cell>
          <table:table-cell table:style-name="Table1.B2" office:value-type="string">
            <text:p text:style-name="P31"><text:span text:style-name="T25">In a web browser navigate to </text:span><text:span text:style-name="T30">the Dashboard home </text:span><text:span text:style-name="T19">(</text:span><text:a xlink:type="simple" xlink:href="https://dashboard.rc.nectar.org.au/" text:style-name="Internet_20_link" text:visited-style-name="Visited_20_Internet_20_Link">https://dashboard.rc.nectar.org.au</text:a><text:span text:style-name="T19">)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9" draw:style-name="gr2" draw:text-style-name="P33" svg:width="0.466cm" svg:height="0.563cm" draw:control="control10"/></text:p>
          </table:table-cell>
          <table:table-cell table:style-name="Table1.B3" office:value-type="string">
            <text:p text:style-name="P2">The project name in the project drop down matches the <text:span text:style-name="T40">P</text:span>roject <text:span text:style-name="T40">N</text:span>ame above</text:p>
          </table:table-cell>
        </table:table-row>
        <table:table-row>
          <table:table-cell table:style-name="Table1.A4" office:value-type="string">
            <text:p text:style-name="P29"><draw:control text:anchor-type="as-char" draw:z-index="36" draw:style-name="gr2" draw:text-style-name="P33" svg:width="0.466cm" svg:height="0.563cm" draw:control="control36"/></text:p>
          </table:table-cell>
          <table:table-cell table:style-name="Table1.B4" office:value-type="string">
            <text:p text:style-name="P30">Select the “Instances” menu item (<text:a xlink:type="simple" xlink:href="https://dashboard.rc.nectar.org.au/project/instances/" text:style-name="Internet_20_link" text:visited-style-name="Visited_20_Internet_20_Link">https://dashboard.rc.nectar.org.au/project/instances/</text:a>)</text:p>
          </table:table-cell>
        </table:table-row>
        <table:table-row>
          <table:table-cell table:style-name="Table1.A5" office:value-type="string">
            <text:p text:style-name="P3"><draw:control text:anchor-type="as-char" draw:z-index="10" draw:style-name="gr2" draw:text-style-name="P33" svg:width="0.466cm" svg:height="0.563cm" draw:control="control11"/></text:p>
          </table:table-cell>
          <table:table-cell table:style-name="Table1.B5" office:value-type="string">
            <text:p text:style-name="P2">Press the “Launch Instance” button</text:p>
          </table:table-cell>
        </table:table-row>
        <table:table-row>
          <table:table-cell table:style-name="Table1.A6" office:value-type="string">
            <text:p text:style-name="P3"><draw:control text:anchor-type="as-char" draw:z-index="11" draw:style-name="gr2" draw:text-style-name="P33" svg:width="0.466cm" svg:height="0.563cm" draw:control="control12"/></text:p>
          </table:table-cell>
          <table:table-cell table:style-name="Table1.B6" office:value-type="string">
            <text:p text:style-name="P4">A dialogue titled “Launch Instance” is shown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draw:control text:anchor-type="as-char" draw:z-index="17" draw:style-name="gr2" draw:text-style-name="P33" svg:width="0.466cm" svg:height="0.563cm" draw:control="control18"/></text:p>
          </table:table-cell>
          <table:table-cell table:style-name="Table2.B1" office:value-type="string">
            <text:p text:style-name="P7"><text:span text:style-name="T35">Go to the “D</text:span>etails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12" draw:style-name="gr2" draw:text-style-name="P33" svg:width="0.466cm" svg:height="0.563cm" draw:control="control13"/></text:p>
          </table:table-cell>
          <table:table-cell table:style-name="Table2.B2" office:value-type="string">
            <text:p text:style-name="P5">Enter a meaningful name in the Instance Name fiel<text:span text:style-name="T35">d, e.g.: “DrupalCMS”</text:span></text:p>
            <text:p text:style-name="P23">The name you entered was: <draw:control text:anchor-type="as-char" svg:y="-0.443cm" draw:z-index="4" draw:style-name="gr1" draw:text-style-name="P32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3"><draw:control text:anchor-type="as-char" draw:z-index="13" draw:style-name="gr2" draw:text-style-name="P33" svg:width="0.466cm" svg:height="0.563cm" draw:control="control14"/></text:p>
          </table:table-cell>
          <table:table-cell table:style-name="Table2.B3" office:value-type="string">
            <text:p text:style-name="P10"><text:span text:style-name="T20">The Flavor is: </text:span><text:span text:style-name="T24"><draw:control text:anchor-type="as-char" svg:y="-0.443cm" draw:z-index="32" draw:style-name="gr1" draw:text-style-name="P33" svg:width="10.999cm" svg:height="0.703cm" draw:control="control32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4" draw:style-name="gr2" draw:text-style-name="P33" svg:width="0.466cm" svg:height="0.563cm" draw:control="control15"/></text:p>
          </table:table-cell>
          <table:table-cell table:style-name="Table2.B4" office:value-type="string">
            <text:p text:style-name="P10"><text:span text:style-name="T20">The Instance Count is: </text:span><text:span text:style-name="T22"><draw:control text:anchor-type="as-char" svg:y="-0.443cm" draw:z-index="33" draw:style-name="gr1" draw:text-style-name="P33" svg:width="9.619cm" svg:height="0.703cm" draw:control="control33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5" draw:style-name="gr2" draw:text-style-name="P33" svg:width="0.466cm" svg:height="0.563cm" draw:control="control16"/></text:p>
          </table:table-cell>
          <table:table-cell table:style-name="Table2.B5" office:value-type="string">
            <text:p text:style-name="P11"><text:span text:style-name="T20">The Instance Boot Source is: </text:span><text:span text:style-name="T22"><draw:control text:anchor-type="as-char" svg:y="-0.443cm" draw:z-index="34" draw:style-name="gr1" draw:text-style-name="P33" svg:width="8.654cm" svg:height="0.703cm" draw:control="control34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6" draw:style-name="gr2" draw:text-style-name="P33" svg:width="0.466cm" svg:height="0.563cm" draw:control="control17"/></text:p>
          </table:table-cell>
          <table:table-cell table:style-name="Table2.B6" office:value-type="string">
            <text:p text:style-name="P11"><text:span text:style-name="T20">The Image Name is</text:span><text:span text:style-name="T21">:</text:span><text:span text:style-name="T20"> </text:span><text:span text:style-name="T23"><draw:control text:anchor-type="as-char" svg:y="-0.443cm" draw:z-index="35" draw:style-name="gr1" draw:text-style-name="P33" svg:width="8.654cm" svg:height="0.703cm" draw:control="control35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8" draw:style-name="gr2" draw:text-style-name="P33" svg:width="0.466cm" svg:height="0.563cm" draw:control="control19"/></text:p>
          </table:table-cell>
          <table:table-cell table:style-name="Table2.B1" office:value-type="string">
            <text:p text:style-name="P7"><text:span text:style-name="T35">Go to the “</text:span>Access &amp; Security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1" draw:style-name="gr2" draw:text-style-name="P33" svg:width="0.466cm" svg:height="0.563cm" draw:control="control22"/></text:p>
          </table:table-cell>
          <table:table-cell table:style-name="Table2.B8" office:value-type="string">
            <text:p text:style-name="P5">Select a key pair to ssh into this instance with <text:span text:style-name="T38">(the one you have just created would be good)</text:span></text:p>
            <text:p text:style-name="P22"><text:span text:style-name="T36">T</text:span>he <text:span text:style-name="T36">key pair</text:span> you <text:span text:style-name="T36">selected</text:span> was: <draw:control text:anchor-type="as-char" svg:y="-0.443cm" draw:z-index="5" draw:style-name="gr1" draw:text-style-name="P32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3"><draw:control text:anchor-type="as-char" draw:z-index="22" draw:style-name="gr2" draw:text-style-name="P33" svg:width="0.466cm" svg:height="0.563cm" draw:control="control23"/></text:p>
          </table:table-cell>
          <table:table-cell table:style-name="Table2.B9" office:value-type="string">
            <text:p text:style-name="P5">Selected appropriate security groups for this instance (must allow ingress on ports 80 and 22 – <text:span text:style-name="T39">the one you have just created would be good</text:span>)</text:p>
            <text:p text:style-name="P21">The security groups you selected were:</text:p>
            <text:p text:style-name="P22"><draw:control text:anchor-type="as-char" svg:y="-0.443cm" draw:z-index="6" draw:style-name="gr1" draw:text-style-name="P32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3"><draw:control text:anchor-type="as-char" draw:z-index="19" draw:style-name="gr2" draw:text-style-name="P33" svg:width="0.466cm" svg:height="0.563cm" draw:control="control20"/></text:p>
          </table:table-cell>
          <table:table-cell table:style-name="Table2.B1" office:value-type="string">
            <text:p text:style-name="P7"><text:span text:style-name="T37">Go to the “</text:span>Availability Zone” <text:span text:style-name="T37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3" draw:style-name="gr2" draw:text-style-name="P33" svg:width="0.466cm" svg:height="0.563cm" draw:control="control24"/></text:p>
          </table:table-cell>
          <table:table-cell table:style-name="Table2.B11" office:value-type="string">
            <text:p text:style-name="P9"><text:span text:style-name="T20">The default Availability Zone option of </text:span><text:span text:style-name="T22">(Any availability zone)</text:span><text:span text:style-name="T20"> is selected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20" draw:style-name="gr2" draw:text-style-name="P33" svg:width="0.466cm" svg:height="0.563cm" draw:control="control21"/></text:p>
          </table:table-cell>
          <table:table-cell table:style-name="Table2.B1" office:value-type="string">
            <text:p text:style-name="P7"><text:span text:style-name="T37">Go to the “</text:span>Post-Creation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4" draw:style-name="gr2" draw:text-style-name="P33" svg:width="0.466cm" svg:height="0.563cm" draw:control="control25"/></text:p>
          </table:table-cell>
          <table:table-cell table:style-name="Table2.B13" office:value-type="string">
            <text:p text:style-name="P6">In the Customization Script Source drop down select <text:span text:style-name="T31">Direct Input</text:span></text:p>
          </table:table-cell>
        </table:table-row>
        <table:table-row>
          <table:table-cell table:style-name="Table2.A14" office:value-type="string">
            <text:p text:style-name="P13"><draw:control text:anchor-type="as-char" draw:z-index="25" draw:style-name="gr2" draw:text-style-name="P33" svg:width="0.466cm" svg:height="0.563cm" draw:control="control26"/></text:p>
          </table:table-cell>
          <table:table-cell table:style-name="Table2.B14" office:value-type="string">
            <text:p text:style-name="P5">In the Script <text:span text:style-name="T33">Data</text:span> edit box <text:span text:style-name="T33">enter </text:span>the following:</text:p>
            <text:p text:style-name="P12">#!/bin/bash -v</text:p>
            <text:p text:style-name="P12">apt-get update &amp;&amp; apt-get -y upgrade</text:p>
            <text:p text:style-name="P14"/>
          </table:table-cell>
        </table:table-row>
        <table:table-row>
          <table:table-cell table:style-name="Table2.A1" office:value-type="string">
            <text:p text:style-name="P3"><draw:control text:anchor-type="as-char" draw:z-index="26" draw:style-name="gr2" draw:text-style-name="P33" svg:width="0.466cm" svg:height="0.563cm" draw:control="control27"/></text:p>
          </table:table-cell>
          <table:table-cell table:style-name="Table2.B1" office:value-type="string">
            <text:p text:style-name="P7"><text:span text:style-name="T38">Go to the “</text:span>Advanced Options” <text:span text:style-name="T38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7" draw:style-name="gr2" draw:text-style-name="P33" svg:width="0.466cm" svg:height="0.563cm" draw:control="control28"/></text:p>
          </table:table-cell>
          <table:table-cell table:style-name="Table2.B16" office:value-type="string">
            <text:p text:style-name="P9"><text:span text:style-name="T20">The default Disk Partition option of </text:span><text:span text:style-name="T22">Automatic</text:span><text:span text:style-name="T20"> is selected</text:span></text:p>
          </table:table-cell>
        </table:table-row>
      </table:table>
      <text:p text:style-name="P26">Press the “Launch” button…</text:p>
      <text:p text:style-name="P24">Once launched (Status is <text:span text:style-name="T31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7"><text:span text:style-name="T38">On the Instances “</text:span>Overview” tab:</text:p>
          </table:table-cell>
        </table:table-row>
        <table:table-row>
          <table:table-cell table:style-name="Table3.A2" office:value-type="string">
            <text:p text:style-name="P3"><draw:control text:anchor-type="as-char" draw:z-index="28" draw:style-name="gr2" draw:text-style-name="P33" svg:width="0.466cm" svg:height="0.563cm" draw:control="control29"/></text:p>
          </table:table-cell>
          <table:table-cell table:style-name="Table3.B2" office:value-type="string">
            <text:p text:style-name="P5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3"><draw:control text:anchor-type="as-char" draw:z-index="29" draw:style-name="gr2" draw:text-style-name="P33" svg:width="0.466cm" svg:height="0.563cm" draw:control="control30"/></text:p>
          </table:table-cell>
          <table:table-cell table:style-name="Table3.B3" office:value-type="string">
            <text:p text:style-name="P5">The IP address for the instance is: <draw:control text:anchor-type="as-char" svg:y="-0.443cm" draw:z-index="7" draw:style-name="gr1" draw:text-style-name="P32" svg:width="6.504cm" svg:height="0.703cm" draw:control="control8"/></text:p>
          </table:table-cell>
        </table:table-row>
      </table:table>
      <text:p text:style-name="P25">Build a url to place in your browser by prepending “http://” <text:span text:style-name="T32">and postfixing '/drupal7/' <text:s/>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URL works:</text:p>
          </table:table-cell>
        </table:table-row>
        <table:table-row>
          <table:table-cell table:style-name="Table4.A2" office:value-type="string">
            <text:p text:style-name="P3"><draw:control text:anchor-type="as-char" draw:z-index="30" draw:style-name="gr2" draw:text-style-name="P33" svg:width="0.466cm" svg:height="0.563cm" draw:control="control31"/></text:p>
          </table:table-cell>
          <table:table-cell table:style-name="Table4.B2" office:value-type="string">
            <text:p text:style-name="P8"><text:span text:style-name="T25">When visiting the constructed URL (along the lines of “</text:span><text:a xlink:type="simple" xlink:href="http://144.6.255.198/drupal7" text:style-name="Internet_20_link" text:visited-style-name="Visited_20_Internet_20_Link"><text:span text:style-name="T5">http</text:span></text:a><text:a xlink:type="simple" xlink:href="http://144.6.255.198/drupal7" text:style-name="Internet_20_link" text:visited-style-name="Visited_20_Internet_20_Link"><text:span text:style-name="T5">://144.6.255.19</text:span></text:a><text:a xlink:type="simple" xlink:href="http://144.6.255.198/drupal7" text:style-name="Internet_20_link" text:visited-style-name="Visited_20_Internet_20_Link"><text:span text:style-name="T6">8/drupal7/</text:span></text:a><text:span text:style-name="T25">”) </text:span><text:span text:style-name="T26">a web page</text:span><text:span text:style-name="T27"> opens in your browser, </text:span><text:span text:style-name="T28">and shows a photograph of the </text:span><text:span text:style-name="T29">R</text:span><text:span text:style-name="T28">esearch </text:span><text:span text:style-name="T29">K</text:span><text:span text:style-name="T28">at.</text:span></text:p>
          </table:table-cell>
        </table:table-row>
      </table:table>
      <text:p text:style-name="P18"/>
      <text:p text:style-name="P19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31"><draw:image xlink:href="Pictures/10000201000000580000001F5754D91C06F322C0.png" xlink:type="simple" xlink:show="embed" xlink:actuate="onLoad"/></draw:frame></draw:a><text:span text:style-name="MT1"> <text:s/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dc:title/>
    <meta:initial-creator/>
    <meta:editing-cycles>28</meta:editing-cycles>
    <dc:date>2015-10-26T12:44:50.822269000</dc:date>
    <meta:editing-duration>PT1H1M59S</meta:editing-duration>
    <dc:creator>Martin Paulo</dc:creator>
    <meta:document-statistic meta:table-count="4" meta:image-count="1" meta:object-count="0" meta:page-count="1" meta:paragraph-count="66" meta:word-count="363" meta:character-count="2274" meta:non-whitespace-character-count="1930"/>
  </office:meta>
</office:document-meta>
</file>